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90ECF401C92222D388B.wmf" manifest:media-type="image/x-wmf"/>
  <manifest:file-entry manifest:full-path="Pictures/200000C60000138E0000083CE52552DECE13B6F4.wmf" manifest:media-type="image/x-wmf"/>
  <manifest:file-entry manifest:full-path="Pictures/10000201000003860000025C290E4AD4E8AEB8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0.921cm"/>
    </style:style>
    <style:style style:name="gr7" style:family="graphic" style:parent-style-name="standard">
      <style:graphic-properties draw:stroke="none" svg:stroke-color="#000000" draw:fill="none" draw:fill-color="#ffffff" fo:min-height="1.0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7.178cm" svg:y="5.32cm">
          <draw:image xlink:href="Pictures/10000201000003860000025C290E4AD4E8AEB895.png" xlink:type="simple" xlink:show="embed" xlink:actuate="onLoad">
            <text:p/>
          </draw:image>
        </draw:frame>
        <draw:polygon draw:style-name="gr2" draw:text-style-name="P2" draw:layer="layout" svg:width="3.477cm" svg:height="1.804cm" svg:x="12.356cm" svg:y="10.413cm" svg:viewBox="0 0 3478 1805" draw:points="262,1805 3478,558 3232,0 0,1313">
          <text:p/>
        </draw:polygon>
        <draw:path draw:style-name="gr3" draw:text-style-name="P3" draw:layer="layout" svg:width="11.632cm" svg:height="0.778cm" draw:transform="rotate (2.05146000279413) translate (18.6264997796542cm 15.7994143967009cm)" svg:viewBox="0 0 11633 779" svg:d="M0 771c6850 4 5912 132 11633-771">
          <text:p/>
        </draw:path>
        <draw:frame draw:style-name="gr4" draw:text-style-name="P3" draw:layer="layout" svg:width="0.793cm" svg:height="0.334cm" draw:transform="rotate (2.11115026321234) translate (17.382cm 10.936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2.11115026321234) translate (16.595cm 9.475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2.11115026321234) translate (15.874cm 8.294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2.24030462785992) translate (15.192cm 7.233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-1.09344877637445) translate (16.896cm 11.23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-1.09344877637445) translate (16.126cm 9.95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3" draw:layer="layout" svg:width="0.793cm" svg:height="0.334cm" draw:transform="rotate (-0.933227551041369) translate (15.272cm 8.567cm)">
          <draw:image xlink:href="Pictures/200000C60000138E0000083CE52552DECE13B6F4.wmf" xlink:type="simple" xlink:show="embed" xlink:actuate="onLoad">
            <text:p/>
          </draw:image>
        </draw:frame>
        <draw:line draw:style-name="gr5" draw:text-style-name="P3" draw:layer="layout" svg:x1="15.232cm" svg:y1="7.163cm" svg:x2="15.513cm" svg:y2="7.584cm">
          <text:p/>
        </draw:line>
        <draw:frame draw:style-name="gr4" draw:text-style-name="P3" draw:layer="layout" svg:width="0.65cm" svg:height="1.4cm" svg:x="17.705cm" svg:y="13.307cm">
          <draw:image xlink:href="Pictures/2000003500000BB80000190ECF401C92222D388B.wmf" xlink:type="simple" xlink:show="embed" xlink:actuate="onLoad">
            <text:p/>
          </draw:image>
        </draw:frame>
        <draw:frame draw:style-name="gr6" draw:text-style-name="P5" draw:layer="layout" svg:width="3.141cm" svg:height="1.987cm" svg:x="18.654cm" svg:y="13.751cm">
          <draw:text-box>
            <text:p text:style-name="P4"><text:span text:style-name="T1">Freie Strasse</text:span></text:p>
          </draw:text-box>
        </draw:frame>
        <draw:line draw:style-name="gr5" draw:text-style-name="P3" draw:layer="layout" svg:x1="15.95cm" svg:y1="8.233cm" svg:x2="16.287cm" svg:y2="8.794cm">
          <text:p/>
        </draw:line>
        <draw:line draw:style-name="gr5" draw:text-style-name="P3" draw:layer="layout" svg:x1="16.654cm" svg:y1="9.384cm" svg:x2="17.088cm" svg:y2="10.282cm">
          <text:p/>
        </draw:line>
        <draw:line draw:style-name="gr5" draw:text-style-name="P3" draw:layer="layout" svg:x1="16.389cm" svg:y1="10.611cm" svg:x2="16.837cm" svg:y2="11.326cm">
          <text:p/>
        </draw:line>
        <draw:line draw:style-name="gr5" draw:text-style-name="P3" draw:layer="layout" svg:x1="15.629cm" svg:y1="9.235cm" svg:x2="16.091cm" svg:y2="10.089cm">
          <text:p/>
        </draw:line>
        <draw:frame draw:style-name="gr7" draw:text-style-name="P7" draw:layer="layout" svg:width="4.014cm" svg:height="1.987cm" svg:x="18.615cm" svg:y="5.995cm">
          <draw:text-box>
            <text:p text:style-name="P6"><text:span text:style-name="T1">Bäumlein-gasse</text:span></text:p>
          </draw:text-box>
        </draw:frame>
        <draw:frame draw:style-name="gr7" draw:text-style-name="P7" draw:layer="layout" svg:width="4.014cm" svg:height="1.987cm" svg:x="10.636cm" svg:y="10.735cm">
          <draw:text-box>
            <text:p text:style-name="P4"><text:span text:style-name="T1">Barfüsser-gasse</text:span></text:p>
          </draw:text-box>
        </draw:frame>
        <draw:frame draw:style-name="gr4" draw:text-style-name="P3" draw:layer="layout" svg:width="0.65cm" svg:height="1.4cm" svg:x="17.509cm" svg:y="9.764cm">
          <draw:image xlink:href="Pictures/2000003500000BB80000190ECF401C92222D388B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9:35:34.191531523</meta:creation-date>
    <dc:date>2018-10-25T07:33:13.795888219</dc:date>
    <meta:editing-duration>PT31M47S</meta:editing-duration>
    <meta:editing-cycles>2</meta:editing-cycles>
    <meta:generator>LibreOffice/5.4.5.1$MacOSX_X86_64 LibreOffice_project/79c9829dd5d8054ec39a82dc51cd9eff340dbee8</meta:generator>
    <meta:document-statistic meta:object-count="20"/>
  </office:meta>
</office:document-meta>
</file>